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cm" fo:break-before="auto" style:use-optimal-row-height="true"/>
    </style:style>
    <style:style style:name="ro2" style:family="table-row">
      <style:table-row-properties style:row-height="1.926cm" fo:break-before="auto" style:use-optimal-row-height="true"/>
    </style:style>
    <style:style style:name="ro3" style:family="table-row">
      <style:table-row-properties style:row-height="1.545cm" fo:break-before="auto" style:use-optimal-row-height="true"/>
    </style:style>
    <style:style style:name="ro4" style:family="table-row">
      <style:table-row-properties style:row-height="2.305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2">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2">
          <table:table-cell office:value-type="string">
            <text:p>Trolls: Terror of the Woods</text:p>
          </table:table-cell>
          <table:table-cell/>
          <table:table-cell office:value-type="string">
            <text:p>Allows to play Trolls.</text:p>
            <text:p>For a long time trolls have been thought as dumb brutes, lacking focus. While this remains true the newer breed of Olog-Hai is becoming more and more intelligent. In their secret land deep within the southern lands, the Olog-Hai are preparing to retake by force what is rightfully theirs: the world</text:p>
          </table:table-cell>
          <table:table-cell office:value-type="string">
            <text:p>Troll</text:p>
          </table:table-cell>
          <table:table-cell table:number-columns-repeated="1020"/>
        </table:table-row>
        <table:table-row table:style-name="ro3">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3">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4">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5">
          <table:table-cell office:value-type="string">
            <text:p>Broken Oath: The Curse of Undeath</text:p>
          </table:table-cell>
          <table:table-cell table:number-columns-repeated="1023"/>
        </table:table-row>
        <table:table-row table:style-name="ro5" table:number-rows-repeated="65527">
          <table:table-cell table:number-columns-repeated="1024"/>
        </table:table-row>
        <table:table-row table:style-name="ro5">
          <table:table-cell table:number-columns-repeated="1024"/>
        </table:table-row>
      </table:table>
      <table:table table:name="Sheet2" table:style-name="ta1" table:print="false">
        <table:table-column table:style-name="co2" table:default-cell-style-name="Default"/>
        <table:table-row table:style-name="ro5">
          <table:table-cell/>
        </table:table-row>
      </table:table>
      <table:table table:name="Sheet3" table:style-name="ta1" table:print="false">
        <table:table-column table:style-name="co2" table:default-cell-style-name="Default"/>
        <table:table-row table:style-name="ro5">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9-27">27/09/2010</text:date>, <text:time>18:26:5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31T19:35:47</meta:creation-date>
    <dc:date>2010-09-27T18:26:54</dc:date>
    <meta:editing-duration>PT08H19M59S</meta:editing-duration>
    <meta:editing-cycles>11</meta:editing-cycles>
    <meta:generator>OpenOffice.org/3.0$Linux OpenOffice.org_project/300m9$Build-9358</meta:generator>
    <dc:creator>Nicolas Casalini</dc:creator>
    <meta:document-statistic meta:table-count="3" meta:cell-count="27" meta:object-count="0"/>
    <meta:user-defined meta:name="Info 1"/>
    <meta:user-defined meta:name="Info 2"/>
    <meta:user-defined meta:name="Info 3"/>
    <meta:user-defined meta:name="Info 4"/>
  </office:meta>
</office:document-meta>
</file>